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0pt" officeooo:rsid="001515da" officeooo:paragraph-rsid="001515da" style:font-size-asian="10pt" style:font-size-complex="10pt"/>
    </style:style>
    <style:style style:name="P2" style:family="paragraph" style:parent-style-name="Standard">
      <style:text-properties style:font-name="Droid Sans" fo:font-size="10pt" officeooo:rsid="001515da" officeooo:paragraph-rsid="001515da" style:font-size-asian="10pt" style:font-size-complex="10pt"/>
    </style:style>
    <style:style style:name="P3" style:family="paragraph" style:parent-style-name="Standard">
      <style:text-properties style:font-name="Droid Sans" fo:font-size="10pt" officeooo:rsid="0017a3fa" officeooo:paragraph-rsid="0017a3fa" style:font-size-asian="10pt" style:font-size-complex="10pt"/>
    </style:style>
    <style:style style:name="P4" style:family="paragraph" style:parent-style-name="Standard">
      <style:text-properties style:font-name="Droid Sans" fo:font-size="10pt" officeooo:rsid="001b8070" officeooo:paragraph-rsid="001de3bf" style:font-size-asian="10pt" style:font-size-complex="10pt"/>
    </style:style>
    <style:style style:name="P5" style:family="paragraph" style:parent-style-name="Standard">
      <style:text-properties style:font-name="Droid Sans" fo:font-size="10pt" officeooo:rsid="001faffe" officeooo:paragraph-rsid="001faffe" style:font-size-asian="10pt" style:font-size-complex="10pt"/>
    </style:style>
    <style:style style:name="P6" style:family="paragraph" style:parent-style-name="Standard">
      <style:text-properties style:font-name="Droid Sans" fo:font-size="10pt" officeooo:rsid="0027cdfe" officeooo:paragraph-rsid="0027cdfe" style:font-size-asian="10pt" style:font-size-complex="10pt"/>
    </style:style>
    <style:style style:name="P7" style:family="paragraph" style:parent-style-name="Standard">
      <style:text-properties style:font-name="Droid Sans" fo:font-size="10pt" officeooo:rsid="0021d305" officeooo:paragraph-rsid="0021d305" style:font-size-asian="10pt" style:font-size-complex="10pt"/>
    </style:style>
    <style:style style:name="P8" style:family="paragraph" style:parent-style-name="Standard">
      <style:text-properties style:font-name="Droid Sans" fo:font-size="10pt" officeooo:rsid="0020dbf1" officeooo:paragraph-rsid="0020dbf1" style:font-size-asian="10pt" style:font-size-complex="10pt"/>
    </style:style>
    <style:style style:name="P9" style:family="paragraph" style:parent-style-name="Standard">
      <style:text-properties style:font-name="Droid Sans" fo:font-size="10pt" fo:font-style="italic" officeooo:rsid="001515da" officeooo:paragraph-rsid="001515da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Droid Sans" fo:font-size="10pt" fo:font-style="italic" officeooo:rsid="0024809b" officeooo:paragraph-rsid="0024809b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Droid Sans" fo:font-size="10pt" fo:font-style="italic" officeooo:rsid="002560b0" officeooo:paragraph-rsid="002560b0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Droid Sans" fo:font-size="10pt" fo:font-style="italic" officeooo:rsid="00168d43" officeooo:paragraph-rsid="00168d43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Droid Sans" fo:font-size="10pt" fo:font-style="italic" officeooo:rsid="00199cfa" officeooo:paragraph-rsid="00199cfa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Droid Sans" fo:font-size="10pt" fo:font-style="italic" officeooo:rsid="001b8070" officeooo:paragraph-rsid="001b8070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Droid Sans" fo:font-size="10pt" fo:font-style="italic" officeooo:rsid="00266a6b" officeooo:paragraph-rsid="00269b33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Droid Sans" fo:font-size="10pt" fo:font-style="italic" officeooo:rsid="0021d305" officeooo:paragraph-rsid="0021d305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Droid Sans" fo:font-size="10pt" fo:font-style="italic" officeooo:rsid="002baa5e" officeooo:paragraph-rsid="002baa5e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Droid Sans" fo:font-size="10pt" fo:font-style="italic" fo:font-weight="normal" officeooo:rsid="00266a6b" officeooo:paragraph-rsid="00266a6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style:font-name="Droid Sans" fo:font-size="10pt" fo:font-style="italic" fo:font-weight="normal" officeooo:rsid="00266a6b" officeooo:paragraph-rsid="0028c362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style:font-name="Droid Sans" fo:font-size="10pt" fo:font-style="italic" fo:font-weight="normal" officeooo:rsid="00269b33" officeooo:paragraph-rsid="00269b33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style:font-name="Droid Sans" fo:font-size="10pt" fo:font-style="italic" fo:font-weight="normal" officeooo:rsid="0027cdfe" officeooo:paragraph-rsid="0027cdfe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style:font-name="Droid Sans" fo:font-size="10pt" fo:font-style="italic" fo:font-weight="normal" officeooo:rsid="0028c362" officeooo:paragraph-rsid="0028c362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Droid Sans" fo:font-size="10pt" fo:font-style="italic" fo:font-weight="normal" officeooo:rsid="002d79db" officeooo:paragraph-rsid="002d79db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Droid Sans" fo:font-size="10pt" fo:font-style="italic" fo:font-weight="normal" officeooo:rsid="002c7699" officeooo:paragraph-rsid="002c7699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text-properties style:font-name="Droid Sans" fo:font-size="10pt" fo:font-style="italic" fo:font-weight="normal" officeooo:rsid="002d9da3" officeooo:paragraph-rsid="002d9da3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text-properties style:font-name="Droid Sans" fo:font-size="10pt" fo:font-style="normal" officeooo:rsid="0017a3fa" officeooo:paragraph-rsid="0017a3fa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Droid Sans" fo:font-size="10pt" fo:font-weight="normal" officeooo:rsid="00266a6b" officeooo:paragraph-rsid="00266a6b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Droid Sans" fo:font-size="10pt" fo:font-weight="normal" officeooo:rsid="00269b33" officeooo:paragraph-rsid="00269b33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Droid Sans" fo:font-size="10pt" fo:font-weight="normal" officeooo:rsid="0027cdfe" officeooo:paragraph-rsid="0027cdfe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Droid Sans" fo:font-size="10pt" fo:font-weight="normal" officeooo:rsid="0028c362" officeooo:paragraph-rsid="0028c362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Droid Sans" fo:font-size="10pt" fo:font-weight="normal" officeooo:rsid="002c7699" officeooo:paragraph-rsid="002c7699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Droid Sans" fo:font-size="10pt" fo:font-weight="normal" officeooo:rsid="002c7699" officeooo:paragraph-rsid="002d79db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roid Sans" fo:font-size="10pt" fo:font-weight="normal" officeooo:rsid="0020dbf1" officeooo:paragraph-rsid="0020dbf1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roid Sans" fo:font-size="10pt" fo:font-weight="normal" officeooo:rsid="001faffe" officeooo:paragraph-rsid="001faffe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roid Sans" fo:font-size="10pt" fo:font-weight="normal" officeooo:rsid="002d79db" officeooo:paragraph-rsid="002d79db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roid Sans" fo:font-size="10pt" fo:font-weight="bold" officeooo:rsid="00266a6b" officeooo:paragraph-rsid="00266a6b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Droid Sans" fo:font-size="10pt" fo:font-weight="bold" officeooo:rsid="001faffe" officeooo:paragraph-rsid="001faffe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style="italic" officeooo:rsid="001b8070" officeooo:paragraph-rsid="001b8070" style:font-size-asian="10pt" style:font-style-asian="italic" style:font-size-complex="10pt" style:font-style-complex="italic"/>
    </style:style>
    <style:style style:name="P39" style:family="paragraph" style:parent-style-name="Standard">
      <style:text-properties fo:font-size="10pt" officeooo:rsid="001f267b" officeooo:paragraph-rsid="001f267b" style:font-size-asian="10pt" style:font-size-complex="10pt"/>
    </style:style>
    <style:style style:name="P40" style:family="paragraph" style:parent-style-name="Standard">
      <style:text-properties style:font-name="Droid Sans" fo:font-size="10pt" fo:font-weight="bold" officeooo:rsid="001515da" officeooo:paragraph-rsid="001515da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Droid Sans" fo:font-size="10pt" fo:font-weight="bold" officeooo:rsid="0017a3fa" officeooo:paragraph-rsid="0017a3fa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Droid Sans" fo:font-size="10pt" fo:font-weight="bold" officeooo:rsid="001faffe" officeooo:paragraph-rsid="001faffe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Droid Sans" fo:font-size="10pt" fo:font-style="italic" officeooo:rsid="001515da" officeooo:paragraph-rsid="001515da" style:font-size-asian="10pt" style:font-style-asian="italic" style:font-size-complex="10pt" style:font-style-complex="italic"/>
    </style:style>
    <style:style style:name="P44" style:family="paragraph" style:parent-style-name="Standard">
      <style:text-properties style:font-name="Droid Sans" fo:font-size="10pt" fo:font-style="italic" officeooo:rsid="00199cfa" officeooo:paragraph-rsid="00199cfa" style:font-size-asian="10pt" style:font-style-asian="italic" style:font-size-complex="10pt" style:font-style-complex="italic"/>
    </style:style>
    <style:style style:name="P45" style:family="paragraph" style:parent-style-name="Standard">
      <style:text-properties style:font-name="Droid Sans" fo:font-size="10pt" fo:font-style="italic" officeooo:rsid="001b8070" officeooo:paragraph-rsid="001b8070" style:font-size-asian="10pt" style:font-style-asian="italic" style:font-size-complex="10pt" style:font-style-complex="italic"/>
    </style:style>
    <style:style style:name="P46" style:family="paragraph" style:parent-style-name="Standard">
      <style:text-properties style:font-name="Droid Sans" fo:font-size="10pt" fo:font-style="italic" officeooo:rsid="0028c362" officeooo:paragraph-rsid="0028c362" style:font-size-asian="10pt" style:font-style-asian="italic" style:font-size-complex="10pt" style:font-style-complex="italic"/>
    </style:style>
    <style:style style:name="P47" style:family="paragraph" style:parent-style-name="Standard">
      <style:text-properties style:font-name="Droid Sans" fo:font-size="10pt" fo:font-style="italic" officeooo:rsid="002560b0" officeooo:paragraph-rsid="002560b0" style:font-size-asian="10pt" style:font-style-asian="italic" style:font-size-complex="10pt" style:font-style-complex="italic"/>
    </style:style>
    <style:style style:name="P48" style:family="paragraph" style:parent-style-name="Standard">
      <style:text-properties style:font-name="Droid Sans" fo:font-size="10pt" fo:font-style="italic" officeooo:rsid="0021d305" officeooo:paragraph-rsid="0021d305" style:font-size-asian="10pt" style:font-style-asian="italic" style:font-size-complex="10pt" style:font-style-complex="italic"/>
    </style:style>
    <style:style style:name="P49" style:family="paragraph" style:parent-style-name="Standard">
      <style:text-properties style:font-name="Droid Sans" fo:font-size="10pt" fo:font-style="italic" fo:font-weight="normal" officeooo:rsid="0027cdfe" officeooo:paragraph-rsid="0027cdf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99cfa"/>
    </style:style>
    <style:style style:name="T2" style:family="text">
      <style:text-properties style:font-name="Droid Sans"/>
    </style:style>
    <style:style style:name="T3" style:family="text">
      <style:text-properties style:font-name="Droid Sans" officeooo:rsid="001d2fa1"/>
    </style:style>
    <style:style style:name="T4" style:family="text">
      <style:text-properties officeooo:rsid="0024809b"/>
    </style:style>
    <style:style style:name="T5" style:family="text">
      <style:text-properties officeooo:rsid="002560b0"/>
    </style:style>
    <style:style style:name="T6" style:family="text">
      <style:text-properties officeooo:rsid="00266a6b"/>
    </style:style>
    <style:style style:name="T7" style:family="text">
      <style:text-properties officeooo:rsid="0020dbf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dbf1" style:font-weight-asian="normal" style:font-weight-complex="normal"/>
    </style:style>
    <style:style style:name="T10" style:family="text">
      <style:text-properties fo:font-weight="normal" officeooo:rsid="0027cdfe" style:font-weight-asian="normal" style:font-weight-complex="normal"/>
    </style:style>
    <style:style style:name="T11" style:family="text">
      <style:text-properties fo:font-weight="normal" officeooo:rsid="0028c362" style:font-weight-asian="normal" style:font-weight-complex="normal"/>
    </style:style>
    <style:style style:name="T12" style:family="text">
      <style:text-properties fo:font-weight="normal" officeooo:rsid="002560b0" style:font-weight-asian="normal" style:font-weight-complex="normal"/>
    </style:style>
    <style:style style:name="T13" style:family="text">
      <style:text-properties fo:font-weight="normal" officeooo:rsid="001d2fa1" style:font-weight-asian="normal" style:font-weight-complex="normal"/>
    </style:style>
    <style:style style:name="T14" style:family="text">
      <style:text-properties officeooo:rsid="00269b33"/>
    </style:style>
    <style:style style:name="T15" style:family="text">
      <style:text-properties officeooo:rsid="0027cdfe"/>
    </style:style>
    <style:style style:name="T16" style:family="text">
      <style:text-properties officeooo:rsid="0028c362"/>
    </style:style>
    <style:style style:name="T17" style:family="text">
      <style:text-properties officeooo:rsid="002d79d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7cdfe" style:font-style-asian="italic" style:font-style-complex="italic"/>
    </style:style>
    <style:style style:name="T20" style:family="text">
      <style:text-properties fo:font-style="italic" officeooo:rsid="002d9da3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66a6b" style:font-weight-asian="bold" style:font-weight-complex="bold"/>
    </style:style>
    <style:style style:name="T23" style:family="text">
      <style:text-properties fo:font-weight="bold" officeooo:rsid="002d9da3" style:font-weight-asian="bold" style:font-weight-complex="bold"/>
    </style:style>
    <style:style style:name="T24" style:family="text">
      <style:text-properties fo:font-weight="bold" officeooo:rsid="00269b33" style:font-weight-asian="bold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e445e" style:font-style-asian="normal" style:font-style-complex="normal"/>
    </style:style>
    <style:style style:name="T27" style:family="text">
      <style:text-properties officeooo:rsid="002d9d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льзователя</text:p>
      <text:p text:style-name="P2"/>
      <text:p text:style-name="P2">Аннотация</text:p>
      <text:p text:style-name="P2"><text:tab/>Назначение документа</text:p>
      <text:p text:style-name="P2"><text:tab/>Рекомендации по изучению</text:p>
      <text:p text:style-name="P2"><text:tab/>Стили оформления</text:p>
      <text:p text:style-name="P2"><text:tab/>Краткое изложение основной части</text:p>
      <text:p text:style-name="P40">1 Назначение и условия применения системы</text:p>
      <text:p text:style-name="P2">1.1 <text:s/>Назначение системы</text:p>
      <text:p text:style-name="P2">1.2 Условия применения системы</text:p>
      <text:p text:style-name="P9"><text:tab/>1.2.1 Уровень подготовки пользователей</text:p>
      <text:p text:style-name="P9"><text:tab/>1.2.2 Минимальный состав программных средств</text:p>
      <text:p text:style-name="P9"><text:tab/>1.2.3 Минимальный состав технических средств</text:p>
      <text:p text:style-name="P2">1.3 Основные концепции</text:p>
      <text:p text:style-name="P9"><text:tab/>1.3.1 Документ</text:p>
      <text:p text:style-name="P9"><text:tab/>1.3.2 Справочник</text:p>
      <text:p text:style-name="P10"><text:tab/>1.3.3 Аспект</text:p>
      <text:p text:style-name="P10"><text:tab/>1.3.4 Шаблон</text:p>
      <text:p text:style-name="P11"><text:tab/>1.3.5 Бланк</text:p>
      <text:p text:style-name="P10"><text:tab/>1.3.<text:span text:style-name="T5">6</text:span> Реестр</text:p>
      <text:p text:style-name="P10"><text:tab/>1.3.<text:span text:style-name="T5">7</text:span> Список</text:p>
      <text:p text:style-name="P10"><text:tab/>1.3.<text:span text:style-name="T5">8</text:span> Журнал</text:p>
      <text:p text:style-name="P9"><text:tab/>1.3.<text:span text:style-name="T5">9</text:span> Процесс документооборота</text:p>
      <text:p text:style-name="P9"><text:tab/>1.3.<text:span text:style-name="T5">10</text:span> Взаимодействие участников документооборота</text:p>
      <text:p text:style-name="P12"><text:tab/>1.3.<text:span text:style-name="T5">11</text:span> Права доступа</text:p>
      <text:p text:style-name="P10"><text:tab/>1.3.1<text:span text:style-name="T5">2</text:span> Орг. структура</text:p>
      <text:p text:style-name="P10"><text:tab/>1.3.1<text:span text:style-name="T5">3</text:span> Назначения</text:p>
      <text:p text:style-name="P12"><text:tab/>1.3.<text:span text:style-name="T4">14</text:span> Роли пользователей</text:p>
      <text:p text:style-name="P41">2 Подготовка к работе</text:p>
      <text:p text:style-name="P3"><text:span text:style-name="T25">2.1 Порядок загрузки данных и программ / </text:span><text:span text:style-name="T26">Вход в систему</text:span></text:p>
      <text:p text:style-name="P26">2.2 Порядок проверки работоспособности</text:p>
      <text:p text:style-name="P26">2.3 Состав и содержание дистрибутивного носителя данных</text:p>
      <text:p text:style-name="P41">3 Работа с интерфейсом пользователям</text:p>
      <text:p text:style-name="P3">3.1 Компоновка элементов интерфейса системы</text:p>
      <text:p text:style-name="P3">3.2 Элементы навигации и управления</text:p>
      <text:p text:style-name="P3">3.3 Элементы группировки данных</text:p>
      <text:p text:style-name="P3">3.4 Элементы ввода и выбора данных</text:p>
      <text:p text:style-name="P3">3.5 <text:span text:style-name="T1">Особенности работы с интерфейсом</text:span></text:p>
      <text:p text:style-name="P13"><text:tab/>3.5.1 Подсказки</text:p>
      <text:p text:style-name="P13"><text:tab/>3.5.2 Обновление информации на экране</text:p>
      <text:p text:style-name="P13"><text:tab/>3.5.3 Перемещение по навигационной цепочке (?)</text:p>
      <text:p text:style-name="P13"><text:tab/>3.5.4 Сохранение сессии при переходе по разделам (?)</text:p>
      <text:p text:style-name="P14"><text:tab/>3.5.5 Избранное (?)</text:p>
      <text:p text:style-name="P14"><text:tab/>3.5.6 Личный кабинет</text:p>
      <text:p text:style-name="P4"><text:span text:style-name="T8">3.6 Работа с</text:span><text:span text:style-name="T12">о списками</text:span><text:span text:style-name="T8"> / реестрами </text:span><text:span text:style-name="T13">(Поиск, Задачи - аналогичны)</text:span></text:p>
      <text:p text:style-name="P14"><text:tab/>3.6.1 Отображение списка объектов</text:p>
      <text:p text:style-name="P14"><text:tab/>3.6.2 Сортировка объектов в списке</text:p>
      <text:p text:style-name="P14"><text:tab/>3.6.3 Управление отображением объектов в списке</text:p>
      <text:p text:style-name="P14"><text:tab/>3.6.4 Управление фильтром объектов в списке</text:p>
      <text:p text:style-name="P38"><text:span text:style-name="T2"><text:tab/>3.6.5 Выгрузка / </text:span><text:span text:style-name="T3">сохранение</text:span><text:span text:style-name="T2"> </text:span><text:span text:style-name="T3">реестров</text:span></text:p>
      <text:p text:style-name="P39"><text:span text:style-name="T3">3.</text:span><text:span text:style-name="T2">7 Завершение работы</text:span></text:p>
      <text:p text:style-name="P5"><text:span text:style-name="T21">4 </text:span><text:span text:style-name="T22">Работа </text:span><text:span text:style-name="T21"><text:s/></text:span><text:span text:style-name="T23">с </text:span><text:span text:style-name="T21">документ</text:span><text:span text:style-name="T22">ом</text:span></text:p>
      <text:p text:style-name="P27">4.1 Описание документа</text:p>
      <text:p text:style-name="P27"><text:tab/><text:span text:style-name="T18">4.1.1 Структура документа</text:span></text:p>
      <text:p text:style-name="P18"><text:tab/>4.1.2 Жизненный цикл документа</text:p>
      <text:p text:style-name="P18"><text:tab/>4.1.3 Версии документа</text:p>
      <text:p text:style-name="P36"><text:span text:style-name="T15">5</text:span> Основные действия при работе с документом</text:p>
      <text:p text:style-name="P27"><text:span text:style-name="T15">5.</text:span>1 Просмотр</text:p>
      <text:p text:style-name="P27"><text:span text:style-name="T15">5</text:span>.2 Создание <text:span text:style-name="T14">и редактирование</text:span></text:p>
      <text:p text:style-name="P28"><text:span text:style-name="T19"><text:tab/>5</text:span><text:span text:style-name="T18">.2.1 на основе шаблона</text:span></text:p>
      <text:p text:style-name="P20"><text:span text:style-name="T15"><text:tab/>5</text:span>.2.2 на основе аналогичного документа</text:p>
      <text:p text:style-name="P20"><text:span text:style-name="T15"><text:tab/>5</text:span>.2.3 на основе связанного документа</text:p>
      <text:p text:style-name="P27"><text:soft-page-break/><text:span text:style-name="T15">5</text:span>.3 <text:span text:style-name="T14">Продолжение р</text:span>едактировани<text:span text:style-name="T14">я</text:span></text:p>
      <text:p text:style-name="P29">5.4 Работа с версиями документов</text:p>
      <text:p text:style-name="P29">5.5 Работа с вложениями</text:p>
      <text:p text:style-name="P21"><text:tab/>5.5.1 Прикрепление файлов-вложений</text:p>
      <text:p text:style-name="P21"><text:tab/>5.5.2 Удаление файлов-вложений</text:p>
      <text:p text:style-name="P29">5.6 Работа со связанными документами</text:p>
      <text:p text:style-name="P29">5.7 Работа с комментариями</text:p>
      <text:p text:style-name="P21"><text:tab/>5.7.1 Просмотр</text:p>
      <text:p text:style-name="P21"><text:tab/>5.7.2 Создание</text:p>
      <text:p text:style-name="P21"><text:tab/>5.7.3 Редактирование</text:p>
      <text:p text:style-name="P21"><text:tab/>5.7.4 Ответ на комментарий</text:p>
      <text:p text:style-name="P21"><text:tab/>5.7.5 Добавление/удаление файла в комментарий</text:p>
      <text:p text:style-name="P21"><text:tab/>5.7.6 Удаление комментария</text:p>
      <text:p text:style-name="P29">5.8 <text:span text:style-name="T6">Работа с черновиком</text:span></text:p>
      <text:p text:style-name="P29">5.9 <text:span text:style-name="T6">Запуск/остановка/редактирование процессов</text:span></text:p>
      <text:p text:style-name="P29">5.10 <text:span text:style-name="T27">Работа с Журналом документа</text:span></text:p>
      <text:p text:style-name="P29"><text:span text:style-name="T27"><text:tab/></text:span><text:span text:style-name="T20">5.10.1 Упрощенный журнал</text:span></text:p>
      <text:p text:style-name="P25"><text:tab/>5.10.2 Детальный журнал</text:p>
      <text:p text:style-name="P25"><text:tab/>5.10.3 Журнал-схема</text:p>
      <text:p text:style-name="P29">5.11 <text:span text:style-name="T6">Регистрация </text:span>документа</text:p>
      <text:p text:style-name="P27"><text:span text:style-name="T15">5</text:span>.<text:span text:style-name="T15">12</text:span> Удаление <text:span text:style-name="T14">документа</text:span></text:p>
      <text:p text:style-name="P27"><text:span text:style-name="T15">5</text:span>.<text:span text:style-name="T15">1</text:span>3 Поиск документа</text:p>
      <text:p text:style-name="P27"><text:span text:style-name="T19"><text:tab/>5</text:span><text:span text:style-name="T18">.</text:span><text:span text:style-name="T19">1</text:span><text:span text:style-name="T18">3.1 Полнотекстовый поиск</text:span></text:p>
      <text:p text:style-name="P18"><text:span text:style-name="T15"><text:tab/>5</text:span>.<text:span text:style-name="T15">1</text:span>3.2 Поиск по шаблону</text:p>
      <text:p text:style-name="P18"><text:span text:style-name="T15"><text:tab/>5</text:span>.<text:span text:style-name="T15">1</text:span>3.3 Использование сохраненных поисковых запросов</text:p>
      <text:p text:style-name="P18"><text:span text:style-name="T15"><text:tab/>5</text:span>.<text:span text:style-name="T15">1</text:span>3.4 Особенности заполнения поисковой формы</text:p>
      <text:p text:style-name="P19"><text:span text:style-name="T15"><text:tab/>5</text:span>.<text:span text:style-name="T15">1</text:span>3.5 Дополнительные действия с результатами поиска <text:span text:style-name="T7">(сортировка и фильтрация - <text:tab/>ссылка на 3.6)</text:span></text:p>
      <text:p text:style-name="P22"><text:tab/>5.13.6 Выгрузка и печать результатов поиска</text:p>
      <text:p text:style-name="P15"><text:span text:style-name="T10"><text:tab/>5.1</text:span><text:span text:style-name="T8">3.</text:span><text:span text:style-name="T11">7</text:span><text:span text:style-name="T8"> Поиск документов с признаком «</text:span><text:span text:style-name="T11">И</text:span><text:span text:style-name="T8">збранное» </text:span><text:span text:style-name="T9">(?)</text:span></text:p>
      <text:p text:style-name="P6"><text:span text:style-name="T9">5.</text:span><text:span text:style-name="T8">14 Работа с признаком «Избранный документ»</text:span></text:p>
      <text:p text:style-name="P5"><text:span text:style-name="T24">5</text:span><text:span text:style-name="T21"> Работа с процессами / Управление</text:span></text:p>
      <text:p text:style-name="P7">6.1 Участники работы с процессами</text:p>
      <text:p text:style-name="P46"><text:tab/>6.1.1 Орг. структура</text:p>
      <text:p text:style-name="P16"><text:tab/>6.1.<text:span text:style-name="T16">2</text:span> Назначени<text:span text:style-name="T16">я</text:span></text:p>
      <text:p text:style-name="P16"><text:tab/>6.1.<text:span text:style-name="T16">3</text:span> Роли</text:p>
      <text:p text:style-name="P16"><text:tab/>6.1.<text:span text:style-name="T16">4</text:span> «Контролер»</text:p>
      <text:p text:style-name="P7">6.2 Описание процессов</text:p>
      <text:p text:style-name="P11"><text:tab/>6.2.1 Стандартные процессы</text:p>
      <text:p text:style-name="P16"><text:tab/><text:tab/>6.2.1.<text:span text:style-name="T5">1</text:span> Согласование</text:p>
      <text:p text:style-name="P16"><text:tab/><text:tab/>6.2.<text:span text:style-name="T5">1.</text:span>2 Подписание</text:p>
      <text:p text:style-name="P16"><text:tab/><text:tab/>6.2.<text:span text:style-name="T5">1.</text:span>3 Утверждение</text:p>
      <text:p text:style-name="P16"><text:tab/><text:tab/>6.2.<text:span text:style-name="T5">1.</text:span>4 Рассмотрение</text:p>
      <text:p text:style-name="P16"><text:tab/><text:tab/>6.2.<text:span text:style-name="T5">1.</text:span>5 Ознакомление</text:p>
      <text:p text:style-name="P16"><text:tab/><text:tab/>6.2.<text:span text:style-name="T5">1.</text:span>6 Информирование</text:p>
      <text:p text:style-name="P16"><text:tab/><text:tab/>6.2.<text:span text:style-name="T5">1.</text:span>7 Доработка</text:p>
      <text:p text:style-name="P17"><text:tab/><text:tab/>6.2.1.8 Вопрос</text:p>
      <text:p text:style-name="P17"><text:tab/><text:tab/>6.2.1.9 Поручение</text:p>
      <text:p text:style-name="P17"><text:tab/><text:tab/>6.2.1.10 Рассылка</text:p>
      <text:p text:style-name="P11"><text:tab/>6.2.2 Комплексные процессы</text:p>
      <text:p text:style-name="P11"><text:tab/>6.2.3 Частные процессы</text:p>
      <text:p text:style-name="P7">6.3 Старт процесса</text:p>
      <text:p text:style-name="P16"><text:tab/>6.3.1 Предзаполненная карточка процесса (стартовая форма/маршрут)</text:p>
      <text:p text:style-name="P16"><text:tab/>6.3.2 Самостоятельное заполнение карточки процесса</text:p>
      <text:p text:style-name="P16"><text:tab/>6.3.3 Редактирование карточки процесса <text:span text:style-name="T16">(?)</text:span></text:p>
      <text:p text:style-name="P7">6.4 Редактирование запущенного процесса <text:span text:style-name="T16">(?)</text:span></text:p>
      <text:p text:style-name="P7">6.5 Остановка процесса</text:p>
      <text:p text:style-name="P7">6.6 <text:span text:style-name="T27">Журнал процесса (п</text:span>росмотр информации по запущенному процессу<text:span text:style-name="T27">) возм. ссылка на 5.10</text:span></text:p>
      <text:p text:style-name="P37">7 Работа с задачами / Управление</text:p>
      <text:p text:style-name="P30">7.1 Виды задач</text:p>
      <text:p text:style-name="P30"><text:tab/><text:span text:style-name="T18">7.1.1 Входящие</text:span></text:p>
      <text:p text:style-name="P22"><text:soft-page-break/><text:tab/>7.1.2 Исходящие</text:p>
      <text:p text:style-name="P22"><text:tab/>7.1.3 Выполненные</text:p>
      <text:p text:style-name="P22"><text:tab/>7.1.4 Связанные</text:p>
      <text:p text:style-name="P30">7.2 Просмотр задач</text:p>
      <text:p text:style-name="P30"><text:tab/><text:span text:style-name="T18">7.2.1 Свои</text:span></text:p>
      <text:p text:style-name="P22"><text:tab/>7.2.2 Роли</text:p>
      <text:p text:style-name="P22"><text:tab/>7.2.3 Делегирование</text:p>
      <text:p text:style-name="P23"><text:tab/>7.2.4 Фильтрация и сортировка задач</text:p>
      <text:p text:style-name="P23"><text:tab/>7.2.5 Выгрузка и печать списка задач (ссылка на 3.6)</text:p>
      <text:p text:style-name="P30">7.3 Действия с задачами</text:p>
      <text:p text:style-name="P31"><text:tab/><text:span text:style-name="T18">7.3.1 Выдать задачу</text:span></text:p>
      <text:p text:style-name="P24"><text:tab/>7.3.2 Выполнить задачу (<text:span text:style-name="T17">Т</text:span>абл <text:span text:style-name="T17">1</text:span>. «<text:span text:style-name="T17">В</text:span>ариант<text:span text:style-name="T17">ы</text:span> ответов на задачи»)</text:p>
      <text:p text:style-name="P24"><text:tab/>7.3.3 Контроль выполнения задачи</text:p>
      <text:p text:style-name="P24"><text:tab/>7.3.4 Принять отчет по задаче</text:p>
      <text:p text:style-name="P37">8 Работа с печатными формами</text:p>
      <text:p text:style-name="P8">8.1 Просмотр и выгрузка печатных форм документов</text:p>
      <text:p text:style-name="P8">8.2 <text:s/>Просмотр и выгрузка Журналов</text:p>
      <text:p text:style-name="P37">9 Работа с отчетами</text:p>
      <text:p text:style-name="P33">9.1 Формирование отчетов</text:p>
      <text:p text:style-name="P33">9.2 Просмотр отчетов</text:p>
      <text:p text:style-name="P33">9.3 Выгрузка и сохранение отчетов</text:p>
      <text:p text:style-name="P33">9.4 Редактирование отчетов (?)</text:p>
      <text:p text:style-name="P37">10 Управление правами доступа (?)</text:p>
      <text:p text:style-name="P37">11 Настройки пользователя</text:p>
      <text:p text:style-name="P34">11.1 Настройка Профиля пользователя</text:p>
      <text:p text:style-name="P34">11.2 Календарь событий</text:p>
      <text:p text:style-name="P34">11.3 Задачи</text:p>
      <text:p text:style-name="P34">11.4 Права доступа</text:p>
      <text:p text:style-name="P34">11.5 Делегирование полномочий</text:p>
      <text:p text:style-name="P34">11.6 Выбор языка</text:p>
      <text:p text:style-name="P34">11.7 Получение уведомлений по электронной почте</text:p>
      <text:p text:style-name="P34"/>
      <text:p text:style-name="P34"/>
      <text:p text:style-name="P32"><text:span text:style-name="T17">Т</text:span>абл <text:span text:style-name="T17">1</text:span>. «<text:span text:style-name="T17">В</text:span>ариант<text:span text:style-name="T17">ы</text:span> ответов на задачи»</text:p>
      <text:p text:style-name="P35">выполнено</text:p>
      <text:p text:style-name="P35">отклонено</text:p>
      <text:p text:style-name="P35">перенаправить другому</text:p>
      <text:p text:style-name="P35">ошибочный исполнитель</text:p>
      <text:p text:style-name="P35">согласовано</text:p>
      <text:p text:style-name="P35">согласование не требуется</text:p>
      <text:p text:style-name="P35">не выполнено</text:p>
      <text:p text:style-name="P35">доработать</text:p>
      <text:p text:style-name="P35">принять мотивированный отказ</text:p>
      <text:p text:style-name="P35">рассмотрено</text:p>
      <text:p text:style-name="P35">перейти к 1, 2, 3,4 этапу согласования</text:p>
      <text:p text:style-name="P35">подписано</text:p>
      <text:p text:style-name="P35">подтверждено</text:p>
      <text:p text:style-name="P35">прервать маршру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24:07.715694845</meta:creation-date>
    <dc:date>2017-10-10T17:42:17.134002560</dc:date>
    <meta:editing-duration>PT2H3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167" meta:word-count="624" meta:character-count="4741" meta:non-whitespace-character-count="4181"/>
  </office:meta>
</office:document-meta>
</file>